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47cm" fo:min-width="6.326cm"/>
    </style:style>
    <style:style style:name="gr2" style:family="graphic" style:parent-style-name="standard">
      <style:graphic-properties draw:stroke="none" svg:stroke-color="#000000" draw:fill="none" draw:fill-color="#ffffff" fo:min-height="4.32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8.763cm" svg:x="5.953cm" svg:y="7.35cm">
          <text:p text:style-name="P1">Mithila Jayalath</text:p>
          <text:p text:style-name="P1">170203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811cm" svg:height="4.572cm" svg:x="5.191cm" svg:y="19.669cm">
          <draw:text-box>
            <text:p>h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6:55:42.656938508</meta:creation-date>
    <dc:date>2018-02-19T15:52:57.263191307</dc:date>
    <meta:editing-duration>PT16M27S</meta:editing-duration>
    <meta:editing-cycles>3</meta:editing-cycles>
    <meta:generator>LibreOffice/5.1.4.2$Linux_X86_64 LibreOffice_project/10m0$Build-2</meta:generator>
    <meta:document-statistic meta:object-count="2"/>
  </office:meta>
</office:document-meta>
</file>